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solid" style:text-underline-width="auto" style:text-underline-color="font-color"/>
    </style:style>
    <style:style style:name="T4" style:family="text">
      <style:text-properties style:text-line-through-style="none" style:text-underline-style="none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2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Manhattan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5">For a Bar Mitzvah in connection with Austin Corbin's/</text:p>
      <text:p text:style-name="P4">proscriptive declaration at Manahattan[sic!] island./</text:p>
      <text:p text:style-name="P4">Brethren. <text:s/>Were I inclined to detain you with a lecture, because/ of the inauspicious day approaching, I would direct your atten-/-tion not to my strictures, but to the sermon preached in a sister/ city. <text:s/>That tells why the fast of Ab should still be observed,/ why we ought yet to lament the inefficacy of our fathers he-/-roism <text:span text:style-name="T1">to</text:span><text:span text:style-name="T2"> in their struggle </text:span><text:span text:style-name="T1">and</text:span><text:span text:style-name="T2"> to retain country and nationality./ <text:s/>That sermon discloses how incredible as it may seem, humiliating as it </text:span><text:span text:style-name="T1">may be</text:span><text:span text:style-name="T2"> surely is, Jews/ remain even in America a proverb and by word; a football/ to multitudes. <text:s/></text:span><text:span text:style-name="T1">We say it yearly</text:span><text:span text:style-name="T2"> Yearly, under the shade of the Philadelphia state house I say it, in the language of one of our/ poets and utter but the truth [Hebrew]/ <text:s/>"Whoever hears the name of Hebrew, bears the stigma of reproach."/ <text:s/>No land </text:span><text:span text:style-name="T1">is</text:span><text:span text:style-name="T2"> so free </text:span><text:span text:style-name="T1">from</text:span><text:span text:style-name="T2"> that it has emancipated itself from the inveterate prejudice. <text:s/>But is the contu-/-mely deserved? <text:s/>Aye: a thousand times, by reason of our recreancy,/ and because of our shameless lack of self-respect. <text:s/>I expressed/ the thought this week to an esteemed correspondent, and I/ repeat it on this Sabbath preceding the memorial season of our/ trespasses and sore trials. <text:s/>Our people misled by their leaders,/ fancy that they will liberalize gentilism by casting at its/ feet Mosaism and the traditions, but nothing is accomplished/ thereby, nothing, save </text:span><text:span text:style-name="T1">apostacy</text:span><text:span text:style-name="T2"> proscription. <text:s/>The closer we try to/ draw to Christians by aping their practices, the more are we/ </text:span></text:p>
      <text:p text:style-name="P6"/>
      <text:p text:style-name="P6">[Page 2]</text:p>
      <text:p text:style-name="P4"><text:span text:style-name="T2">repelled and contemned, </text:span><text:span text:style-name="T1">by under,</text:span><text:span text:style-name="T2"> and the greater is the divine wrath at/ </text:span><text:span text:style-name="T1">the</text:span><text:span text:style-name="T2"> our unfaithfulness. </text:span><text:span text:style-name="T1">of our </text:span><text:soft-page-break/><text:span text:style-name="T1">trust.</text:span><text:span text:style-name="T2"> <text:s/>Mark it well: the/ Synagogue where the name of the indivisible Duty is proclaimed,/ has been lately prostituted by </text:span><text:span text:style-name="T1">its having</text:span><text:span text:style-name="T2"> invocations to the trinity, </text:span><text:span text:style-name="T1">invoked therein,</text:span><text:span text:style-name="T2">/ but the popular feelings did not undergo a change. <text:s/>Shepherds whose/ sole duty it is to watch over the welfare of </text:span><text:span text:style-name="T1">our</text:span><text:span text:style-name="T2"> their own flock/ have wandered to strange fields and </text:span><text:span text:style-name="T1">at</text:span><text:span text:style-name="T2">tended </text:span><text:span text:style-name="T1">to</text:span><text:span text:style-name="T2"> sheep not/ belonging to </text:span><text:span text:style-name="T1">our</text:span><text:span text:style-name="T2"> their fold. <text:s/>Each may say with the typical/ [?] of the book of Canticle. <text:s/>[Hebrew]/ "They set me as a guardian of the vineyards, but my own vineyard/ I have not kept." <text:s/>They have lectured to Protestants and to/ Catholics, to Unitarians and Free-thinkers, using the minor San-/-ctuary merely as the source, whence to derive their revenue./ <text:s/>All that and more has been done to conciliate and to win favor./ <text:s/>Have those who differ from us in dogmas recognized through it then errors &amp;/ acknowledged as their spiritual </text:span><text:span text:style-name="T1">superiors</text:span><text:span text:style-name="T2"> preceptors?/ <text:s/>Let Saratoga and Manhattan </text:span><text:span text:style-name="T1">island</text:span><text:span text:style-name="T2"> [?] answer. <text:s/>Oh that/ my poeple were wise and understood, at least, self-respect!/ <text:s/>They would not crave for the forbidden mess of pottage to/ prove their liberal views--thus exposing the whole race/ to opprobrium. <text:s/>Our heavenly Legislator is merciful. <text:s/>Twice has the Ruler of Israel/ </text:span><text:span text:style-name="T1">sent</text:span><text:span text:style-name="T2"> given us a warning of his displeasure [Hebrew]/ [Hebrew]/</text:span></text:p>
      <text:p text:style-name="P4"><text:span text:style-name="T2"/></text:p>
      <text:p text:style-name="P4"><text:span text:style-name="T2">[Page 3]</text:span></text:p>
      <text:p text:style-name="P4"><text:span text:style-name="T2">"Behold all these things God will do twice, thrice to man, to/ deliver </text:span><text:span text:style-name="T1">men</text:span><text:span text:style-name="T2"> his soul from </text:span><text:span text:style-name="T1">b</text:span><text:span text:style-name="T2"> destruction." <text:s/>We have not heeded/ the first sent two years ago will we mind the second founded in the same season, or shall the third be necessary/ to assure us that we can only lie at security in the bosom/ of our venerable mother--the Law of Sinai? <text:s/>Oh! <text:s/>Let us/ not tempt the Lord, like our ancestors, lest He deprive</text:span><text:span text:style-name="T1">s</text:span><text:span text:style-name="T2">/ us of the stanchion of our support--a republican America--and make/ the land of our boast a land of Nod, in which we will be/ regarded as aliens and intruders. <text:s/>Remonstrances and conventions will not ward off the anger of our offended Lord. <text:s/>But let us pacify Him by learning </text:span><text:span text:style-name="T1">Let us learn</text:span><text:span text:style-name="T2">/ self-respect socially not less than religiously. <text:s/>I dare not/ deny that the undignified conduct of some of our brethren/ breeds prejudice and ill-will. <text:s/>Who can gainsay the/ accusation of vulgarity in language and manners </text:span><text:span text:style-name="T1">made</text:span><text:span text:style-name="T2"> advanced/ by our adversaries? <text:s/>Pity that the innocent should/ suffer with the gently, but such has been our fate always/ and so it will continue, notwithstanding all that a/ strained liberalism on our part may attempt to perform./ <text:s/>Brethren! <text:s/>I did not intend to say even the little I have detained you/ with, but this subject coincident with the sad time of/ our year has beguiled me into a semi-sermon. <text:s/>My ob-/-ject was to exhort our Bar Mitzvah to keep fast to the/ promises he tacitly made, being instructed by current events./</text:span></text:p>
      <text:p text:style-name="P4"><text:span text:style-name="T2"/></text:p>
      <text:p text:style-name="P4"><text:span text:style-name="T2">[Page 4]</text:span></text:p>
      <text:p text:style-name="P8">Be instructed by current events.<text:span text:style-name="T2">/</text:span></text:p>
      <text:p text:style-name="P9"><text:span text:style-name="T2">My young </text:span>brother<text:span text:style-name="T2"> friend! <text:s/>The Rabbis tell us that God holds/ in His hand a seal upon which </text:span>the word Emet [Hebrew]<text:span text:style-name="T2"> three letters are engraved. <text:s/>They are the first/ </text:span>as engraved. <text:s/>It means Truth, and it is composed of three<text:span text:style-name="T2"> the middle and the last letter of the Hebrew Alphabet. <text:s/>They denote </text:span><text:span text:style-name="T3">Truth</text:span><text:span text:style-name="T4"> "Emet"./ </text:span><text:span text:style-name="T5">letters which are the first, the middle and the last of the</text:span><text:span text:style-name="T4">/ </text:span><text:span text:style-name="T5">Hebrew Alphabet.</text:span><text:span text:style-name="T4"> <text:s/>You understand the lesson that our Sages/ </text:span><text:span text:style-name="T5">mean</text:span><text:span text:style-name="T4"> purpose to teach by that figure of speech. <text:s/>If you wish that/ the Almighty </text:span><text:span text:style-name="T5">gave</text:span><text:span text:style-name="T4"> put the signet of His approbation </text:span><text:span text:style-name="T5">to</text:span><text:span text:style-name="T4"> on your deeds, you must/ begin, continue and end your life with honesty. </text:span><text:span text:style-name="T5">of purpose.</text:span><text:span text:style-name="T4"> <text:s/>To day/ you have signified, by the ceremony you have gone through, that/ you intend to adhere to Judaism. <text:s/>Had I not often, too often alas! in vain/ lectured to your coevals on occasions like yours, I would </text:span><text:span text:style-name="T5">detain you with</text:span><text:span text:style-name="T4">/ explain</text:span><text:span text:style-name="T5">ing</text:span><text:span text:style-name="T4"> what I mean by honest Judaism, but as you must/ have heard me before, I will limit my remarks by saying that the/ principle to which I allude is to act up to your professions. <text:s/>To/ be a Jew and to despise the rules binding upon us; to work when you/ should rest, and eat when you should fast, and then claim that you/ are as good as the best Israelite, is to falsify your life and dishonor truth./ <text:s/>Let me pray that you will not become culpable of that fault so rife/ in our age. <text:s/>Love your parents who, after God, have given you existence,/ support &amp; education, but more than even your father and mother love that Being/ who gives all His creatures numberless blessings, and who commands nature to be our/ servant, obey our ordinances, and procure us comforts, </text:span><text:soft-page-break/><text:span text:style-name="T4">pleasure &amp; delights. <text:s/>May you merit/ to enjoy them all, &amp; the eyes of those to whom </text:span><text:span text:style-name="T5">love</text:span><text:span text:style-name="T4"> are very dear you, sparkle at the sight of the happiness/ reserved for you in this land of the liv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8T15:48:22.94</meta:creation-date>
    <dc:date>2012-09-19T11:30:12.89</dc:date>
    <dc:creator>Penn Libraries</dc:creator>
    <meta:editing-duration>PT00H30M3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71" meta:word-count="1264" meta:character-count="7587"/>
  </office:meta>
</office:document-meta>
</file>